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arial" svg:font-family="arial" style:font-family-generic="swiss"/>
    <style:font-face style:name="monospace" svg:font-family="monospace, monospace"/>
    <style:font-face style:name="sans-serif" svg:font-family="sans-serif"/>
  </office:font-face-decls>
  <office:automatic-styles>
    <style:style style:name="Tableau1" style:family="table">
      <style:table-properties style:width="16.454cm" table:align="left" fo:background-color="#f8f9fa">
        <style:background-image/>
      </style:table-properties>
    </style:style>
    <style:style style:name="Tableau1.A" style:family="table-column">
      <style:table-column-properties style:column-width="1.256cm"/>
    </style:style>
    <style:style style:name="Tableau1.B" style:family="table-column">
      <style:table-column-properties style:column-width="3.395cm"/>
    </style:style>
    <style:style style:name="Tableau1.C" style:family="table-column">
      <style:table-column-properties style:column-width="4.972cm"/>
    </style:style>
    <style:style style:name="Tableau1.D" style:family="table-column">
      <style:table-column-properties style:column-width="6.83cm"/>
    </style:style>
    <style:style style:name="Tableau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eau1.A2" style:family="table-cell">
      <style:table-cell-properties style:vertical-align="middle" fo:padding="0.049cm" fo:border="0.05pt solid #a2a9b1"/>
    </style:style>
    <style:style style:name="Tableau1.B2" style:family="table-cell">
      <style:table-cell-properties style:vertical-align="middle" fo:padding="0.049cm" fo:border="0.05pt solid #a2a9b1"/>
    </style:style>
    <style:style style:name="Tableau1.C2" style:family="table-cell">
      <style:table-cell-properties style:vertical-align="middle" fo:padding="0.049cm" fo:border="0.05pt solid #a2a9b1"/>
    </style:style>
    <style:style style:name="Tableau1.D2" style:family="table-cell">
      <style:table-cell-properties style:vertical-align="middle" fo:padding="0.049cm" fo:border="0.05pt solid #a2a9b1"/>
    </style:style>
    <style:style style:name="Tableau1.A3" style:family="table-cell">
      <style:table-cell-properties style:vertical-align="middle" fo:padding="0.049cm" fo:border="0.05pt solid #a2a9b1"/>
    </style:style>
    <style:style style:name="Tableau1.B3" style:family="table-cell">
      <style:table-cell-properties style:vertical-align="middle" fo:padding="0.049cm" fo:border="0.05pt solid #a2a9b1"/>
    </style:style>
    <style:style style:name="Tableau1.C3" style:family="table-cell">
      <style:table-cell-properties style:vertical-align="middle" fo:padding="0.049cm" fo:border="0.05pt solid #a2a9b1"/>
    </style:style>
    <style:style style:name="Tableau1.D3" style:family="table-cell">
      <style:table-cell-properties style:vertical-align="middle" fo:padding="0.049cm" fo:border="0.05pt solid #a2a9b1"/>
    </style:style>
    <style:style style:name="Tableau1.A4" style:family="table-cell">
      <style:table-cell-properties style:vertical-align="middle" fo:padding="0.049cm" fo:border="0.05pt solid #a2a9b1"/>
    </style:style>
    <style:style style:name="Tableau1.B4" style:family="table-cell">
      <style:table-cell-properties style:vertical-align="middle" fo:padding="0.049cm" fo:border="0.05pt solid #a2a9b1"/>
    </style:style>
    <style:style style:name="Tableau1.C4" style:family="table-cell">
      <style:table-cell-properties style:vertical-align="middle" fo:padding="0.049cm" fo:border="0.05pt solid #a2a9b1"/>
    </style:style>
    <style:style style:name="Tableau1.D4" style:family="table-cell">
      <style:table-cell-properties style:vertical-align="middle" fo:padding="0.049cm" fo:border="0.05pt solid #a2a9b1"/>
    </style:style>
    <style:style style:name="Tableau1.A5" style:family="table-cell">
      <style:table-cell-properties style:vertical-align="middle" fo:padding="0.049cm" fo:border="0.05pt solid #a2a9b1"/>
    </style:style>
    <style:style style:name="Tableau1.B5" style:family="table-cell">
      <style:table-cell-properties style:vertical-align="middle" fo:padding="0.049cm" fo:border="0.05pt solid #a2a9b1"/>
    </style:style>
    <style:style style:name="Tableau1.C5" style:family="table-cell">
      <style:table-cell-properties style:vertical-align="middle" fo:padding="0.049cm" fo:border="0.05pt solid #a2a9b1"/>
    </style:style>
    <style:style style:name="Tableau1.D5" style:family="table-cell">
      <style:table-cell-properties style:vertical-align="middle" fo:padding="0.049cm" fo:border="0.05pt solid #a2a9b1"/>
    </style:style>
    <style:style style:name="Tableau1.A6" style:family="table-cell">
      <style:table-cell-properties style:vertical-align="middle" fo:padding="0.049cm" fo:border="0.05pt solid #a2a9b1"/>
    </style:style>
    <style:style style:name="Tableau1.B6" style:family="table-cell">
      <style:table-cell-properties style:vertical-align="middle" fo:padding="0.049cm" fo:border="0.05pt solid #a2a9b1"/>
    </style:style>
    <style:style style:name="Tableau1.C6" style:family="table-cell">
      <style:table-cell-properties style:vertical-align="middle" fo:padding="0.049cm" fo:border="0.05pt solid #a2a9b1"/>
    </style:style>
    <style:style style:name="Tableau1.D6" style:family="table-cell">
      <style:table-cell-properties style:vertical-align="middle" fo:padding="0.049cm" fo:border="0.05pt solid #a2a9b1"/>
    </style:style>
    <style:style style:name="Tableau1.A7" style:family="table-cell">
      <style:table-cell-properties style:vertical-align="middle" fo:padding="0.049cm" fo:border="0.05pt solid #a2a9b1"/>
    </style:style>
    <style:style style:name="Tableau1.B7" style:family="table-cell">
      <style:table-cell-properties style:vertical-align="middle" fo:padding="0.049cm" fo:border="0.05pt solid #a2a9b1"/>
    </style:style>
    <style:style style:name="Tableau1.C7" style:family="table-cell">
      <style:table-cell-properties style:vertical-align="middle" fo:padding="0.049cm" fo:border="0.05pt solid #a2a9b1"/>
    </style:style>
    <style:style style:name="Tableau1.D7" style:family="table-cell">
      <style:table-cell-properties style:vertical-align="middle" fo:padding="0.049cm" fo:border="0.05pt solid #a2a9b1"/>
    </style:style>
    <style:style style:name="Tableau1.A8" style:family="table-cell">
      <style:table-cell-properties style:vertical-align="middle" fo:padding="0.049cm" fo:border="0.05pt solid #a2a9b1"/>
    </style:style>
    <style:style style:name="Tableau1.B8" style:family="table-cell">
      <style:table-cell-properties style:vertical-align="middle" fo:padding="0.049cm" fo:border="0.05pt solid #a2a9b1"/>
    </style:style>
    <style:style style:name="Tableau1.C8" style:family="table-cell">
      <style:table-cell-properties style:vertical-align="middle" fo:padding="0.049cm" fo:border="0.05pt solid #a2a9b1"/>
    </style:style>
    <style:style style:name="Tableau1.D8" style:family="table-cell">
      <style:table-cell-properties style:vertical-align="middle" fo:padding="0.049cm" fo:border="0.05pt solid #a2a9b1"/>
    </style:style>
    <style:style style:name="Tableau1.A9" style:family="table-cell">
      <style:table-cell-properties style:vertical-align="middle" fo:padding="0.049cm" fo:border="0.05pt solid #a2a9b1"/>
    </style:style>
    <style:style style:name="Tableau1.B9" style:family="table-cell">
      <style:table-cell-properties style:vertical-align="middle" fo:padding="0.049cm" fo:border="0.05pt solid #a2a9b1"/>
    </style:style>
    <style:style style:name="Tableau1.C9" style:family="table-cell">
      <style:table-cell-properties style:vertical-align="middle" fo:padding="0.049cm" fo:border="0.05pt solid #a2a9b1"/>
    </style:style>
    <style:style style:name="Tableau1.D9" style:family="table-cell">
      <style:table-cell-properties style:vertical-align="middle" fo:padding="0.049cm" fo:border="0.05pt solid #a2a9b1"/>
    </style:style>
    <style:style style:name="Tableau1.A10" style:family="table-cell">
      <style:table-cell-properties style:vertical-align="middle" fo:padding="0.049cm" fo:border="0.05pt solid #a2a9b1"/>
    </style:style>
    <style:style style:name="Tableau1.B10" style:family="table-cell">
      <style:table-cell-properties style:vertical-align="middle" fo:padding="0.049cm" fo:border="0.05pt solid #a2a9b1"/>
    </style:style>
    <style:style style:name="Tableau1.C10" style:family="table-cell">
      <style:table-cell-properties style:vertical-align="middle" fo:padding="0.049cm" fo:border="0.05pt solid #a2a9b1"/>
    </style:style>
    <style:style style:name="Tableau1.D10" style:family="table-cell">
      <style:table-cell-properties style:vertical-align="middle" fo:padding="0.049cm" fo:border="0.05pt solid #a2a9b1"/>
    </style:style>
    <style:style style:name="Tableau1.A11" style:family="table-cell">
      <style:table-cell-properties style:vertical-align="middle" fo:padding="0.049cm" fo:border="0.05pt solid #a2a9b1"/>
    </style:style>
    <style:style style:name="Tableau1.B11" style:family="table-cell">
      <style:table-cell-properties style:vertical-align="middle" fo:padding="0.049cm" fo:border="0.05pt solid #a2a9b1"/>
    </style:style>
    <style:style style:name="Tableau1.C11" style:family="table-cell">
      <style:table-cell-properties style:vertical-align="middle" fo:padding="0.049cm" fo:border="0.05pt solid #a2a9b1"/>
    </style:style>
    <style:style style:name="Tableau1.D11" style:family="table-cell">
      <style:table-cell-properties style:vertical-align="middle" fo:padding="0.049cm" fo:border="0.05pt solid #a2a9b1"/>
    </style:style>
    <style:style style:name="Tableau1.A12" style:family="table-cell">
      <style:table-cell-properties style:vertical-align="middle" fo:padding="0.049cm" fo:border="0.05pt solid #a2a9b1"/>
    </style:style>
    <style:style style:name="Tableau1.B12" style:family="table-cell">
      <style:table-cell-properties style:vertical-align="middle" fo:padding="0.049cm" fo:border="0.05pt solid #a2a9b1"/>
    </style:style>
    <style:style style:name="Tableau1.C12" style:family="table-cell">
      <style:table-cell-properties style:vertical-align="middle" fo:padding="0.049cm" fo:border="0.05pt solid #a2a9b1"/>
    </style:style>
    <style:style style:name="Tableau1.D12" style:family="table-cell">
      <style:table-cell-properties style:vertical-align="middle" fo:padding="0.049cm" fo:border="0.05pt solid #a2a9b1"/>
    </style:style>
    <style:style style:name="Tableau1.A13" style:family="table-cell">
      <style:table-cell-properties style:vertical-align="middle" fo:padding="0.049cm" fo:border="0.05pt solid #a2a9b1"/>
    </style:style>
    <style:style style:name="Tableau1.B13" style:family="table-cell">
      <style:table-cell-properties style:vertical-align="middle" fo:padding="0.049cm" fo:border="0.05pt solid #a2a9b1"/>
    </style:style>
    <style:style style:name="Tableau1.C13" style:family="table-cell">
      <style:table-cell-properties style:vertical-align="middle" fo:padding="0.049cm" fo:border="0.05pt solid #a2a9b1"/>
    </style:style>
    <style:style style:name="Tableau1.D13" style:family="table-cell">
      <style:table-cell-properties style:vertical-align="middle" fo:padding="0.049cm" fo:border="0.05pt solid #a2a9b1"/>
    </style:style>
    <style:style style:name="Tableau1.A14" style:family="table-cell">
      <style:table-cell-properties style:vertical-align="middle" fo:padding="0.049cm" fo:border="0.05pt solid #a2a9b1"/>
    </style:style>
    <style:style style:name="Tableau1.B14" style:family="table-cell">
      <style:table-cell-properties style:vertical-align="middle" fo:padding="0.049cm" fo:border="0.05pt solid #a2a9b1"/>
    </style:style>
    <style:style style:name="Tableau1.C14" style:family="table-cell">
      <style:table-cell-properties style:vertical-align="middle" fo:padding="0.049cm" fo:border="0.05pt solid #a2a9b1"/>
    </style:style>
    <style:style style:name="Tableau1.D14" style:family="table-cell">
      <style:table-cell-properties style:vertical-align="middle" fo:padding="0.049cm" fo:border="0.05pt solid #a2a9b1"/>
    </style:style>
    <style:style style:name="Tableau1.A15" style:family="table-cell">
      <style:table-cell-properties style:vertical-align="middle" fo:padding="0.049cm" fo:border="0.05pt solid #a2a9b1"/>
    </style:style>
    <style:style style:name="Tableau1.B15" style:family="table-cell">
      <style:table-cell-properties style:vertical-align="middle" fo:padding="0.049cm" fo:border="0.05pt solid #a2a9b1"/>
    </style:style>
    <style:style style:name="Tableau1.C15" style:family="table-cell">
      <style:table-cell-properties style:vertical-align="middle" fo:padding="0.049cm" fo:border="0.05pt solid #a2a9b1"/>
    </style:style>
    <style:style style:name="Tableau1.D15" style:family="table-cell">
      <style:table-cell-properties style:vertical-align="middle" fo:padding="0.049cm" fo:border="0.05pt solid #a2a9b1"/>
    </style:style>
    <style:style style:name="Tableau1.A16" style:family="table-cell">
      <style:table-cell-properties style:vertical-align="middle" fo:padding="0.049cm" fo:border="0.05pt solid #a2a9b1"/>
    </style:style>
    <style:style style:name="Tableau1.B16" style:family="table-cell">
      <style:table-cell-properties style:vertical-align="middle" fo:padding="0.049cm" fo:border="0.05pt solid #a2a9b1"/>
    </style:style>
    <style:style style:name="Tableau1.C16" style:family="table-cell">
      <style:table-cell-properties style:vertical-align="middle" fo:padding="0.049cm" fo:border="0.05pt solid #a2a9b1"/>
    </style:style>
    <style:style style:name="Tableau1.D16" style:family="table-cell">
      <style:table-cell-properties style:vertical-align="middle" fo:padding="0.049cm" fo:border="0.05pt solid #a2a9b1"/>
    </style:style>
    <style:style style:name="Tableau1.A17" style:family="table-cell">
      <style:table-cell-properties style:vertical-align="middle" fo:padding="0.049cm" fo:border="0.05pt solid #a2a9b1"/>
    </style:style>
    <style:style style:name="Tableau1.B17" style:family="table-cell">
      <style:table-cell-properties style:vertical-align="middle" fo:padding="0.049cm" fo:border="0.05pt solid #a2a9b1"/>
    </style:style>
    <style:style style:name="Tableau1.C17" style:family="table-cell">
      <style:table-cell-properties style:vertical-align="middle" fo:padding="0.049cm" fo:border="0.05pt solid #a2a9b1"/>
    </style:style>
    <style:style style:name="Tableau1.D17" style:family="table-cell">
      <style:table-cell-properties style:vertical-align="middle" fo:padding="0.049cm" fo:border="0.05pt solid #a2a9b1"/>
    </style:style>
    <style:style style:name="Tableau1.A18" style:family="table-cell">
      <style:table-cell-properties style:vertical-align="middle" fo:padding="0.049cm" fo:border="0.05pt solid #a2a9b1"/>
    </style:style>
    <style:style style:name="Tableau1.B18" style:family="table-cell">
      <style:table-cell-properties style:vertical-align="middle" fo:padding="0.049cm" fo:border="0.05pt solid #a2a9b1"/>
    </style:style>
    <style:style style:name="Tableau1.C18" style:family="table-cell">
      <style:table-cell-properties style:vertical-align="middle" fo:padding="0.049cm" fo:border="0.05pt solid #a2a9b1"/>
    </style:style>
    <style:style style:name="Tableau1.D18" style:family="table-cell">
      <style:table-cell-properties style:vertical-align="middle" fo:padding="0.049cm" fo:border="0.05pt solid #a2a9b1"/>
    </style:style>
    <style:style style:name="Tableau1.A19" style:family="table-cell">
      <style:table-cell-properties style:vertical-align="middle" fo:padding="0.049cm" fo:border="0.05pt solid #a2a9b1"/>
    </style:style>
    <style:style style:name="Tableau1.B19" style:family="table-cell">
      <style:table-cell-properties style:vertical-align="middle" fo:padding="0.049cm" fo:border="0.05pt solid #a2a9b1"/>
    </style:style>
    <style:style style:name="Tableau1.C19" style:family="table-cell">
      <style:table-cell-properties style:vertical-align="middle" fo:padding="0.049cm" fo:border="0.05pt solid #a2a9b1"/>
    </style:style>
    <style:style style:name="Tableau1.D19" style:family="table-cell">
      <style:table-cell-properties style:vertical-align="middle" fo:padding="0.049cm" fo:border="0.05pt solid #a2a9b1"/>
    </style:style>
    <style:style style:name="Tableau1.A20" style:family="table-cell">
      <style:table-cell-properties style:vertical-align="middle" fo:padding="0.049cm" fo:border="0.05pt solid #a2a9b1"/>
    </style:style>
    <style:style style:name="Tableau1.B20" style:family="table-cell">
      <style:table-cell-properties style:vertical-align="middle" fo:padding="0.049cm" fo:border="0.05pt solid #a2a9b1"/>
    </style:style>
    <style:style style:name="Tableau1.C20" style:family="table-cell">
      <style:table-cell-properties style:vertical-align="middle" fo:padding="0.049cm" fo:border="0.05pt solid #a2a9b1"/>
    </style:style>
    <style:style style:name="Tableau1.D20" style:family="table-cell">
      <style:table-cell-properties style:vertical-align="middle" fo:padding="0.049cm" fo:border="0.05pt solid #a2a9b1"/>
    </style:style>
    <style:style style:name="Tableau1.A21" style:family="table-cell">
      <style:table-cell-properties style:vertical-align="middle" fo:padding="0.049cm" fo:border="0.05pt solid #a2a9b1"/>
    </style:style>
    <style:style style:name="Tableau1.B21" style:family="table-cell">
      <style:table-cell-properties style:vertical-align="middle" fo:padding="0.049cm" fo:border="0.05pt solid #a2a9b1"/>
    </style:style>
    <style:style style:name="Tableau1.C21" style:family="table-cell">
      <style:table-cell-properties style:vertical-align="middle" fo:padding="0.049cm" fo:border="0.05pt solid #a2a9b1"/>
    </style:style>
    <style:style style:name="Tableau1.D21" style:family="table-cell">
      <style:table-cell-properties style:vertical-align="middle" fo:padding="0.049cm" fo:border="0.05pt solid #a2a9b1"/>
    </style:style>
    <style:style style:name="Tableau1.A22" style:family="table-cell">
      <style:table-cell-properties style:vertical-align="middle" fo:padding="0.049cm" fo:border="0.05pt solid #a2a9b1"/>
    </style:style>
    <style:style style:name="Tableau1.B22" style:family="table-cell">
      <style:table-cell-properties style:vertical-align="middle" fo:padding="0.049cm" fo:border="0.05pt solid #a2a9b1"/>
    </style:style>
    <style:style style:name="Tableau1.C22" style:family="table-cell">
      <style:table-cell-properties style:vertical-align="middle" fo:padding="0.049cm" fo:border="0.05pt solid #a2a9b1"/>
    </style:style>
    <style:style style:name="Tableau1.D22" style:family="table-cell">
      <style:table-cell-properties style:vertical-align="middle" fo:padding="0.049cm" fo:border="0.05pt solid #a2a9b1"/>
    </style:style>
    <style:style style:name="Tableau1.A23" style:family="table-cell">
      <style:table-cell-properties style:vertical-align="middle" fo:padding="0.049cm" fo:border="0.05pt solid #a2a9b1"/>
    </style:style>
    <style:style style:name="Tableau1.B23" style:family="table-cell">
      <style:table-cell-properties style:vertical-align="middle" fo:padding="0.049cm" fo:border="0.05pt solid #a2a9b1"/>
    </style:style>
    <style:style style:name="Tableau1.C23" style:family="table-cell">
      <style:table-cell-properties style:vertical-align="middle" fo:padding="0.049cm" fo:border="0.05pt solid #a2a9b1"/>
    </style:style>
    <style:style style:name="Tableau1.D23" style:family="table-cell">
      <style:table-cell-properties style:vertical-align="middle" fo:padding="0.049cm" fo:border="0.05pt solid #a2a9b1"/>
    </style:style>
    <style:style style:name="Tableau1.A24" style:family="table-cell">
      <style:table-cell-properties style:vertical-align="middle" fo:padding="0.049cm" fo:border="0.05pt solid #a2a9b1"/>
    </style:style>
    <style:style style:name="Tableau1.B24" style:family="table-cell">
      <style:table-cell-properties style:vertical-align="middle" fo:padding="0.049cm" fo:border="0.05pt solid #a2a9b1"/>
    </style:style>
    <style:style style:name="Tableau1.C24" style:family="table-cell">
      <style:table-cell-properties style:vertical-align="middle" fo:padding="0.049cm" fo:border="0.05pt solid #a2a9b1"/>
    </style:style>
    <style:style style:name="Tableau1.D24" style:family="table-cell">
      <style:table-cell-properties style:vertical-align="middle" fo:padding="0.049cm" fo:border="0.05pt solid #a2a9b1"/>
    </style:style>
    <style:style style:name="Tableau1.A25" style:family="table-cell">
      <style:table-cell-properties style:vertical-align="middle" fo:padding="0.049cm" fo:border="0.05pt solid #a2a9b1"/>
    </style:style>
    <style:style style:name="Tableau1.B25" style:family="table-cell">
      <style:table-cell-properties style:vertical-align="middle" fo:padding="0.049cm" fo:border="0.05pt solid #a2a9b1"/>
    </style:style>
    <style:style style:name="Tableau1.C25" style:family="table-cell">
      <style:table-cell-properties style:vertical-align="middle" fo:padding="0.049cm" fo:border="0.05pt solid #a2a9b1"/>
    </style:style>
    <style:style style:name="Tableau1.D25" style:family="table-cell">
      <style:table-cell-properties style:vertical-align="middle" fo:padding="0.049cm" fo:border="0.05pt solid #a2a9b1"/>
    </style:style>
    <style:style style:name="Tableau1.A26" style:family="table-cell">
      <style:table-cell-properties style:vertical-align="middle" fo:padding="0.049cm" fo:border="0.05pt solid #a2a9b1"/>
    </style:style>
    <style:style style:name="Tableau1.B26" style:family="table-cell">
      <style:table-cell-properties style:vertical-align="middle" fo:padding="0.049cm" fo:border="0.05pt solid #a2a9b1"/>
    </style:style>
    <style:style style:name="Tableau1.C26" style:family="table-cell">
      <style:table-cell-properties style:vertical-align="middle" fo:padding="0.049cm" fo:border="0.05pt solid #a2a9b1"/>
    </style:style>
    <style:style style:name="Tableau1.D26" style:family="table-cell">
      <style:table-cell-properties style:vertical-align="middle" fo:padding="0.049cm" fo:border="0.05pt solid #a2a9b1"/>
    </style:style>
    <style:style style:name="Tableau1.A27" style:family="table-cell">
      <style:table-cell-properties style:vertical-align="middle" fo:padding="0.049cm" fo:border="0.05pt solid #a2a9b1"/>
    </style:style>
    <style:style style:name="Tableau1.B27" style:family="table-cell">
      <style:table-cell-properties style:vertical-align="middle" fo:padding="0.049cm" fo:border="0.05pt solid #a2a9b1"/>
    </style:style>
    <style:style style:name="Tableau1.C27" style:family="table-cell">
      <style:table-cell-properties style:vertical-align="middle" fo:padding="0.049cm" fo:border="0.05pt solid #a2a9b1"/>
    </style:style>
    <style:style style:name="Tableau1.D27" style:family="table-cell">
      <style:table-cell-properties style:vertical-align="middle" fo:padding="0.049cm" fo:border="0.05pt solid #a2a9b1"/>
    </style:style>
    <style:style style:name="Tableau1.A28" style:family="table-cell">
      <style:table-cell-properties style:vertical-align="middle" fo:padding="0.049cm" fo:border="0.05pt solid #a2a9b1"/>
    </style:style>
    <style:style style:name="Tableau1.B28" style:family="table-cell">
      <style:table-cell-properties style:vertical-align="middle" fo:padding="0.049cm" fo:border="0.05pt solid #a2a9b1"/>
    </style:style>
    <style:style style:name="Tableau1.C28" style:family="table-cell">
      <style:table-cell-properties style:vertical-align="middle" fo:padding="0.049cm" fo:border="0.05pt solid #a2a9b1"/>
    </style:style>
    <style:style style:name="Tableau1.D28" style:family="table-cell">
      <style:table-cell-properties style:vertical-align="middle" fo:padding="0.049cm" fo:border="0.05pt solid #a2a9b1"/>
    </style:style>
    <style:style style:name="Tableau1.A29" style:family="table-cell">
      <style:table-cell-properties style:vertical-align="middle" fo:padding="0.049cm" fo:border="0.05pt solid #a2a9b1"/>
    </style:style>
    <style:style style:name="Tableau1.B29" style:family="table-cell">
      <style:table-cell-properties style:vertical-align="middle" fo:padding="0.049cm" fo:border="0.05pt solid #a2a9b1"/>
    </style:style>
    <style:style style:name="Tableau1.C29" style:family="table-cell">
      <style:table-cell-properties style:vertical-align="middle" fo:padding="0.049cm" fo:border="0.05pt solid #a2a9b1"/>
    </style:style>
    <style:style style:name="Tableau1.D29" style:family="table-cell">
      <style:table-cell-properties style:vertical-align="middle" fo:padding="0.049cm" fo:border="0.05pt solid #a2a9b1"/>
    </style:style>
    <style:style style:name="Tableau1.A30" style:family="table-cell">
      <style:table-cell-properties style:vertical-align="middle" fo:padding="0.049cm" fo:border="0.05pt solid #a2a9b1"/>
    </style:style>
    <style:style style:name="Tableau1.B30" style:family="table-cell">
      <style:table-cell-properties style:vertical-align="middle" fo:padding="0.049cm" fo:border="0.05pt solid #a2a9b1"/>
    </style:style>
    <style:style style:name="Tableau1.C30" style:family="table-cell">
      <style:table-cell-properties style:vertical-align="middle" fo:padding="0.049cm" fo:border="0.05pt solid #a2a9b1"/>
    </style:style>
    <style:style style:name="Tableau1.D30" style:family="table-cell">
      <style:table-cell-properties style:vertical-align="middle" fo:padding="0.049cm" fo:border="0.05pt solid #a2a9b1"/>
    </style:style>
    <style:style style:name="Tableau1.A31" style:family="table-cell">
      <style:table-cell-properties style:vertical-align="middle" fo:padding="0.049cm" fo:border="0.05pt solid #a2a9b1"/>
    </style:style>
    <style:style style:name="Tableau1.B31" style:family="table-cell">
      <style:table-cell-properties style:vertical-align="middle" fo:padding="0.049cm" fo:border="0.05pt solid #a2a9b1"/>
    </style:style>
    <style:style style:name="Tableau1.C31" style:family="table-cell">
      <style:table-cell-properties style:vertical-align="middle" fo:padding="0.049cm" fo:border="0.05pt solid #a2a9b1"/>
    </style:style>
    <style:style style:name="Tableau1.D31" style:family="table-cell">
      <style:table-cell-properties style:vertical-align="middle" fo:padding="0.049cm" fo:border="0.05pt solid #a2a9b1"/>
    </style:style>
    <style:style style:name="Tableau1.A32" style:family="table-cell">
      <style:table-cell-properties style:vertical-align="middle" fo:padding="0.049cm" fo:border="0.05pt solid #a2a9b1"/>
    </style:style>
    <style:style style:name="Tableau1.B32" style:family="table-cell">
      <style:table-cell-properties style:vertical-align="middle" fo:padding="0.049cm" fo:border="0.05pt solid #a2a9b1"/>
    </style:style>
    <style:style style:name="Tableau1.C32" style:family="table-cell">
      <style:table-cell-properties style:vertical-align="middle" fo:padding="0.049cm" fo:border="0.05pt solid #a2a9b1"/>
    </style:style>
    <style:style style:name="Tableau1.D32" style:family="table-cell">
      <style:table-cell-properties style:vertical-align="middle" fo:padding="0.049cm" fo:border="0.05pt solid #a2a9b1"/>
    </style:style>
    <style:style style:name="Tableau1.A33" style:family="table-cell">
      <style:table-cell-properties style:vertical-align="middle" fo:padding="0.049cm" fo:border="0.05pt solid #a2a9b1"/>
    </style:style>
    <style:style style:name="Tableau1.B33" style:family="table-cell">
      <style:table-cell-properties style:vertical-align="middle" fo:padding="0.049cm" fo:border="0.05pt solid #a2a9b1"/>
    </style:style>
    <style:style style:name="Tableau1.C33" style:family="table-cell">
      <style:table-cell-properties style:vertical-align="middle" fo:padding="0.049cm" fo:border="0.05pt solid #a2a9b1"/>
    </style:style>
    <style:style style:name="Tableau1.D33" style:family="table-cell">
      <style:table-cell-properties style:vertical-align="middle" fo:padding="0.049cm" fo:border="0.05pt solid #a2a9b1"/>
    </style:style>
    <style:style style:name="P1" style:family="paragraph" style:parent-style-name="List_20_Contents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2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bold"/>
    </style:style>
    <style:style style:name="P3" style:family="paragraph" style:parent-style-name="Preformatted_20_Text">
      <loext:graphic-properties draw:fill="solid" draw:fill-color="#f8f9fa" draw:opacity="100%"/>
      <style:paragraph-properties fo:margin-left="0cm" fo:margin-right="0cm" fo:line-height="130%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line-height="130%" fo:orphans="2" fo:widows="2" fo:background-color="#f8f9fa" fo:padding="0.049cm" fo:border="0.06pt solid #eaecf0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5" style:family="paragraph" style:parent-style-name="Preformatted_20_Text">
      <style:text-properties officeooo:rsid="0011fde5" officeooo:paragraph-rsid="0011fde5"/>
    </style:style>
    <style:style style:name="P6" style:family="paragraph" style:parent-style-name="Standard">
      <style:text-properties officeooo:rsid="00052aba" officeooo:paragraph-rsid="00052aba"/>
    </style:style>
    <style:style style:name="P7" style:family="paragraph" style:parent-style-name="Standard">
      <style:text-properties officeooo:rsid="0005c49e" officeooo:paragraph-rsid="0005c49e"/>
    </style:style>
    <style:style style:name="P8" style:family="paragraph" style:parent-style-name="Standard">
      <style:text-properties officeooo:rsid="0005c49e" officeooo:paragraph-rsid="0006e736"/>
    </style:style>
    <style:style style:name="P9" style:family="paragraph" style:parent-style-name="Standard">
      <style:text-properties fo:font-weight="bold" officeooo:rsid="0005c49e" officeooo:paragraph-rsid="0005c49e" style:font-weight-asian="bold" style:font-weight-complex="bold"/>
    </style:style>
    <style:style style:name="P10" style:family="paragraph" style:parent-style-name="Standard">
      <style:text-properties fo:font-weight="bold" officeooo:rsid="0005c49e" officeooo:paragraph-rsid="000ab064" style:font-weight-asian="bold" style:font-weight-complex="bold"/>
    </style:style>
    <style:style style:name="P11" style:family="paragraph" style:parent-style-name="Standard">
      <style:text-properties fo:font-weight="bold" officeooo:paragraph-rsid="000ab064" style:font-weight-asian="bold" style:font-weight-complex="bold"/>
    </style:style>
    <style:style style:name="P12" style:family="paragraph" style:parent-style-name="Standard">
      <style:text-properties officeooo:rsid="0008d156" officeooo:paragraph-rsid="0008d156"/>
    </style:style>
    <style:style style:name="P13" style:family="paragraph" style:parent-style-name="Standard">
      <style:text-properties fo:color="#00a933" loext:opacity="100%" officeooo:rsid="0008d156" officeooo:paragraph-rsid="0008d156"/>
    </style:style>
    <style:style style:name="P14" style:family="paragraph" style:parent-style-name="Standard">
      <style:text-properties officeooo:rsid="000ab064" officeooo:paragraph-rsid="0005c49e"/>
    </style:style>
    <style:style style:name="P15" style:family="paragraph" style:parent-style-name="Standard">
      <style:text-properties officeooo:rsid="000ab064" officeooo:paragraph-rsid="000ab064"/>
    </style:style>
    <style:style style:name="P1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ab064" officeooo:paragraph-rsid="0005c49e"/>
    </style:style>
    <style:style style:name="P1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5c49e" officeooo:paragraph-rsid="0005c49e"/>
    </style:style>
    <style:style style:name="P18" style:family="paragraph" style:parent-style-name="Standard">
      <style:text-properties fo:font-size="16pt" style:text-underline-style="solid" style:text-underline-width="auto" style:text-underline-color="font-color" fo:font-weight="bold" officeooo:rsid="0005c49e" officeooo:paragraph-rsid="000ab064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style:text-underline-style="solid" style:text-underline-width="auto" style:text-underline-color="font-color" fo:font-weight="bold" officeooo:rsid="0005c49e" officeooo:paragraph-rsid="0005c49e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bold" officeooo:rsid="000ab064" officeooo:paragraph-rsid="000ab064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24pt" style:text-underline-style="none" fo:font-weight="bold" officeooo:rsid="0005c49e" officeooo:paragraph-rsid="0005c49e" style:font-size-asian="24pt" style:font-weight-asian="bold" style:font-size-complex="24pt" style:font-weight-complex="bold"/>
    </style:style>
    <style:style style:name="P22" style:family="paragraph" style:parent-style-name="Standard">
      <style:text-properties fo:font-weight="normal" officeooo:paragraph-rsid="000ab064" style:font-weight-asian="normal" style:font-weight-complex="normal"/>
    </style:style>
    <style:style style:name="P23" style:family="paragraph" style:parent-style-name="Standard">
      <style:text-properties officeooo:rsid="000cc4d8" officeooo:paragraph-rsid="000cc4d8"/>
    </style:style>
    <style:style style:name="P24" style:family="paragraph" style:parent-style-name="Standard">
      <style:text-properties officeooo:rsid="000cc4d8" officeooo:paragraph-rsid="0014779e"/>
    </style:style>
    <style:style style:name="P25" style:family="paragraph" style:parent-style-name="Standard">
      <style:text-properties officeooo:rsid="000e2e9c" officeooo:paragraph-rsid="000e2e9c"/>
    </style:style>
    <style:style style:name="P26" style:family="paragraph" style:parent-style-name="Standard">
      <style:text-properties fo:font-size="20pt" fo:font-weight="bold" officeooo:rsid="000e2e9c" officeooo:paragraph-rsid="000e2e9c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officeooo:rsid="00052aba" officeooo:paragraph-rsid="00052aba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rsid="001a4f67" officeooo:paragraph-rsid="001a4f67" style:font-size-asian="20pt" style:font-weight-asian="bold" style:font-size-complex="20pt" style:font-weight-complex="bold"/>
    </style:style>
    <style:style style:name="P29" style:family="paragraph" style:parent-style-name="Standard">
      <style:text-properties fo:font-size="20pt" style:text-underline-style="none" fo:font-weight="bold" officeooo:rsid="000ab064" officeooo:paragraph-rsid="000ab064" style:font-size-asian="20pt" style:font-weight-asian="bold" style:font-size-complex="20pt" style:font-weight-complex="bold"/>
    </style:style>
    <style:style style:name="P30" style:family="paragraph" style:parent-style-name="Standard">
      <style:text-properties fo:font-size="12pt" style:text-underline-style="none" fo:font-weight="normal" officeooo:rsid="000ab064" officeooo:paragraph-rsid="000ab064" style:font-size-asian="12pt" style:font-weight-asian="normal" style:font-size-complex="12pt" style:font-weight-complex="normal"/>
    </style:style>
    <style:style style:name="P31" style:family="paragraph" style:parent-style-name="Standard">
      <style:text-properties officeooo:rsid="000fd387" officeooo:paragraph-rsid="000fd387"/>
    </style:style>
    <style:style style:name="P32" style:family="paragraph" style:parent-style-name="Table_20_Contents">
      <style:paragraph-properties fo:line-height="100%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3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0.5pt" fo:letter-spacing="normal" fo:font-style="normal" fo:font-weight="normal" officeooo:paragraph-rsid="0011fde5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3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 officeooo:paragraph-rsid="0014dc43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 officeooo:rsid="0014dc43" officeooo:paragraph-rsid="0014dc43"/>
    </style:style>
    <style:style style:name="P41" style:family="paragraph" style:parent-style-name="Text_20_body">
      <style:text-properties officeooo:rsid="0005c49e" officeooo:paragraph-rsid="0005c49e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</style:style>
    <style:style style:name="P43" style:family="paragraph" style:parent-style-name="Text_20_body">
      <style:text-properties officeooo:rsid="000cc4d8" officeooo:paragraph-rsid="0014779e"/>
    </style:style>
    <style:style style:name="P44" style:family="paragraph" style:parent-style-name="Text_20_body">
      <style:text-properties fo:font-size="18pt" fo:font-weight="bold" officeooo:rsid="000cc4d8" officeooo:paragraph-rsid="000cc4d8" style:font-size-asian="18pt" style:font-weight-asian="bold" style:font-size-complex="18pt" style:font-weight-complex="bold"/>
    </style:style>
    <style:style style:name="T1" style:family="text">
      <style:text-properties officeooo:rsid="0005c49e"/>
    </style:style>
    <style:style style:name="T2" style:family="text">
      <style:text-properties officeooo:rsid="0006e736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b064"/>
    </style:style>
    <style:style style:name="T6" style:family="text">
      <style:text-properties fo:font-variant="normal" fo:text-transform="none" fo:color="#202122" loext:opacity="100%" style:font-name="sans-serif" fo:font-size="10.5pt" fo:letter-spacing="normal" fo:font-style="normal"/>
    </style:style>
    <style:style style:name="T7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fo:color="#202122" loext:opacity="100%" style:font-name="sans-serif" fo:font-size="10.5pt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ab064" style:font-weight-asian="bold" style:font-weight-complex="bold"/>
    </style:style>
    <style:style style:name="T10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b2668"/>
    </style:style>
    <style:style style:name="T11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e2e9c"/>
    </style:style>
    <style:style style:name="T12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fd5c1"/>
    </style:style>
    <style:style style:name="T13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04e77"/>
    </style:style>
    <style:style style:name="T14" style:family="text">
      <style:text-properties fo:font-variant="normal" fo:text-transform="none" fo:color="#202122" loext:opacity="100%" style:font-name="sans-serif" fo:font-size="10.5pt" fo:letter-spacing="normal" fo:font-style="normal" officeooo:rsid="000b2668"/>
    </style:style>
    <style:style style:name="T15" style:family="text">
      <style:text-properties fo:font-variant="normal" fo:text-transform="none" fo:color="#202122" loext:opacity="100%" style:font-name="sans-serif" fo:font-size="10.5pt" fo:letter-spacing="normal" fo:font-style="normal" fo:font-weight="bold"/>
    </style:style>
    <style:style style:name="T16" style:family="text">
      <style:text-properties fo:font-variant="normal" fo:text-transform="none" fo:color="#202122" loext:opacity="100%" style:font-name="sans-serif" fo:font-size="10.5pt" fo:letter-spacing="normal" fo:font-style="normal" fo:font-weight="bold" officeooo:rsid="00104e77"/>
    </style:style>
    <style:style style:name="T17" style:family="text">
      <style:text-properties fo:font-variant="normal" fo:text-transform="none" fo:color="#202122" loext:opacity="100%" style:font-name="sans-serif" fo:font-size="10.5pt" fo:letter-spacing="normal" fo:font-style="italic" fo:font-weight="normal" officeooo:rsid="000ab064" style:font-weight-asian="bold" style:font-weight-complex="bold"/>
    </style:style>
    <style:style style:name="T18" style:family="text">
      <style:text-properties fo:font-variant="normal" fo:text-transform="none" fo:color="#202122" loext:opacity="100%" style:font-name="sans-serif" fo:font-size="10.5pt" fo:letter-spacing="normal" fo:language="en" fo:country="US" fo:font-style="normal" fo:font-weight="normal"/>
    </style:style>
    <style:style style:name="T19" style:family="text">
      <style:text-properties fo:font-variant="normal" fo:text-transform="none" fo:color="#202122" loext:opacity="100%" style:font-name="sans-serif" fo:font-size="10.5pt" fo:letter-spacing="normal" fo:language="en" fo:country="US" fo:font-style="italic" fo:font-weight="normal"/>
    </style:style>
    <style:style style:name="T20" style:family="text">
      <style:text-properties fo:font-variant="normal" fo:text-transform="none" fo:color="#202122" loext:opacity="100%" fo:letter-spacing="normal"/>
    </style:style>
    <style:style style:name="T21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0e2e9c" style:text-blinking="false" fo:background-color="#ffffff" loext:char-shading-value="0"/>
    </style:style>
    <style:style style:name="T22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0fd5c1" style:text-blinking="false" fo:background-color="#ffffff" loext:char-shading-value="0"/>
    </style:style>
    <style:style style:name="T23" style:family="text">
      <style:text-properties fo:font-variant="normal" fo:text-transform="none" fo:color="#00a933" loext:opacity="100%" style:font-name="sans-serif" fo:font-size="10.5pt" fo:letter-spacing="normal" fo:font-style="italic" fo:font-weight="normal" style:font-weight-asian="bold" style:font-weight-complex="bold"/>
    </style:style>
    <style:style style:name="T24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officeooo:rsid="00104e77" style:text-blinking="false"/>
    </style:style>
    <style:style style:name="T27" style:family="text">
      <style:text-properties fo:font-variant="normal" fo:text-transform="none" fo:color="#3366cc" loext:opacity="100%" style:text-line-through-style="none" style:text-line-through-type="none" style:font-name="sans-serif" fo:letter-spacing="normal" fo:font-style="normal" style:text-underline-style="none" fo:font-weight="normal" style:text-blinking="false" loext:padding="0cm" loext:border="none"/>
    </style:style>
    <style:style style:name="T28" style:family="text">
      <style:text-properties fo:color="#202122" loext:opacity="100%" style:font-name="sans-serif" fo:font-size="10.5pt" fo:letter-spacing="normal" fo:font-style="italic" fo:font-weight="normal"/>
    </style:style>
    <style:style style:name="T29" style:family="text">
      <style:text-properties fo:color="#3366cc" loext:opacity="100%" style:text-line-through-style="none" style:text-line-through-type="none" style:text-underline-style="none" style:text-blinking="false"/>
    </style:style>
    <style:style style:name="T30" style:family="text">
      <style:text-properties fo:color="#3366cc" loext:opacity="100%" style:text-line-through-style="none" style:text-line-through-type="none" style:text-underline-style="none" officeooo:rsid="00117dd7" style:text-blinking="false"/>
    </style:style>
    <style:style style:name="T31" style:family="text">
      <style:text-properties officeooo:rsid="000f1afe"/>
    </style:style>
    <style:style style:name="T32" style:family="text">
      <style:text-properties officeooo:rsid="000fd387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0fd387" style:font-size-asian="12pt" style:font-weight-asian="normal" style:font-size-complex="12pt" style:font-weight-complex="normal"/>
    </style:style>
    <style:style style:name="T35" style:family="text">
      <style:text-properties officeooo:rsid="00104e77"/>
    </style:style>
    <style:style style:name="T36" style:family="text">
      <style:text-properties officeooo:rsid="0011fde5"/>
    </style:style>
    <style:style style:name="T37" style:family="text">
      <style:text-properties officeooo:rsid="00120b7a"/>
    </style:style>
    <style:style style:name="T38" style:family="text">
      <style:text-properties officeooo:rsid="00183da4"/>
    </style:style>
    <style:style style:name="T39" style:family="text">
      <style:text-properties officeooo:rsid="0019ce71"/>
    </style:style>
    <style:style style:name="T40" style:family="text">
      <style:text-properties fo:font-size="16pt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P - INTERNET PROTOCOL</text:p>
      <text:p text:style-name="P28"><text:span text:style-name="T40">Tuto youtube, clique ici --&gt; </text:span><text:a xlink:type="simple" xlink:href="https://www.youtube.com/watch?v=_JuY79L8_qA&amp;t=15s" text:style-name="Internet_20_link" text:visited-style-name="Visited_20_Internet_20_Link"><text:span text:style-name="T40">tutoIP</text:span></text:a></text:p>
      <text:p text:style-name="P6"/>
      <text:p text:style-name="P6">ipv4 0000.0000.0000.0000 / 255.255.255.255<text:tab/><text:tab/>32 bits</text:p>
      <text:p text:style-name="P6">ipv6 hexa:hexa:hexa:hexa:hexa:hexa:hexa:hexa<text:tab/>128 bits<text:span text:style-name="T1"> 0000 / FFFF</text:span></text:p>
      <text:p text:style-name="P6"/>
      <text:p text:style-name="P21">CLASSES IPV4 (ancien modele) :</text:p>
      <text:p text:style-name="P7"><text:span text:style-name="T7">Ni les protocoles de routages actuels (</text:span><text:a xlink:type="simple" xlink:href="https://fr.wikipedia.org/wiki/Border_Gateway_Protocol" text:style-name="Internet_20_link" text:visited-style-name="Visited_20_Internet_20_Link"><text:span text:style-name="T25">BGP</text:span></text:a><text:span text:style-name="T7">,</text:span><text:span text:style-name="T11"> </text:span><text:a xlink:type="simple" xlink:href="https://fr.wikipedia.org/wiki/Open_shortest_path_first" text:style-name="Internet_20_link" text:visited-style-name="Visited_20_Internet_20_Link"><text:span text:style-name="T25">OSPF</text:span></text:a><text:span text:style-name="T7">,</text:span><text:span text:style-name="T11"> </text:span><text:a xlink:type="simple" xlink:href="https://fr.wikipedia.org/wiki/IS-IS" text:style-name="Internet_20_link" text:visited-style-name="Visited_20_Internet_20_Link"><text:span text:style-name="T25">IS-IS</text:span></text:a><text:span text:style-name="T7">), ni les</text:span><text:span text:style-name="T11"> </text:span><text:a xlink:type="simple" xlink:href="https://fr.wikipedia.org/wiki/Registre_Internet_régional" text:style-name="Internet_20_link" text:visited-style-name="Visited_20_Internet_20_Link"><text:span text:style-name="T25">RIR</text:span></text:a><text:span text:style-name="T21"> </text:span><text:span text:style-name="T7">n'en tiennent compte dans l'assignation des adresses IP publiques.</text:span></text:p>
      <text:p text:style-name="P7"><text:span text:style-name="T7"/></text:p>
      <text:p text:style-name="P19"><text:span text:style-name="T5">CLASSES A/B/C - </text:span>RESEAU PUBLIC / PRIVE : </text:p>
      <text:p text:style-name="P41"><text:span text:style-name="T9">Les</text:span><text:span text:style-name="T8"> adresse IP de classe A</text:span><text:span text:style-name="T9">, B, C</text:span><text:span text:style-name="T8"> dispose</text:span><text:span text:style-name="T9">nt</text:span><text:span text:style-name="T8"> d'une partie</text:span><text:span text:style-name="T9"> </text:span><text:span text:style-name="T23">net id</text:span><text:span text:style-name="T17"> </text:span><text:span text:style-name="T8">comportant uniquement un seul octet</text:span></text:p>
      <text:p text:style-name="P7">A = 0.0.0.0 / 162.255.255.255</text:p>
      <text:p text:style-name="P17">un seul octet pour identifier le réseau et de trois octets pour identifier les machines sur ce réseau<text:span text:style-name="T5">. Commence toujours par le bit "0" (0000 0000 a 0111 1111)</text:span></text:p>
      <text:p text:style-name="P7">B = 128.0.0.0 / 191.255.255.255</text:p>
      <text:p text:style-name="P17">deux octets pour identifier le réseau et de deux octets pour identifier les machines sur ce réseau<text:span text:style-name="T5">. Commence toujours par le bit 10.</text:span></text:p>
      <text:p text:style-name="P7">C = 192.0.0.0 / 223.255.255.255</text:p>
      <text:p text:style-name="P17">dispose de trois octets pour identifier le réseau et d'un seul octet pour identifier les machines sur ce réseau<text:span text:style-name="T5">. Commence toujours par le bit 110.</text:span></text:p>
      <text:p text:style-name="P7"/>
      <text:p text:style-name="P9"><text:span text:style-name="T5">-&gt; </text:span>RESEAU PRIVE : contenues au niveau du reseau local</text:p>
      <text:p text:style-name="P9"/>
      <text:p text:style-name="P7">A = 10.0.0.0 / 10.255.255.255</text:p>
      <text:p text:style-name="P7">B = 172.16.0.0 / 172.31.255.255</text:p>
      <text:p text:style-name="P7">C = 192.168.1.0 / 192.168.255.255</text:p>
      <text:p text:style-name="P15"/>
      <text:p text:style-name="P15">---------------------------------------------</text:p>
      <text:p text:style-name="P15">Reseau 127.0.0.0<text:tab/>-&gt; <text:tab/>reserve boucle locale</text:p>
      <text:p text:style-name="P15">Reseau 0.0.0.0<text:tab/>-&gt;<text:tab/>reserve pour definir route par defaut sur un routeur</text:p>
      <text:p text:style-name="P7"/>
      <text:p text:style-name="P12">C:\&gt; <text:span text:style-name="T3">nslookup</text:span> localhost</text:p>
      <text:p text:style-name="P12"/>
      <text:p text:style-name="P12">aff<text:span text:style-name="T5"> boucle locale</text:span> :</text:p>
      <text:p text:style-name="P13">Serveur : UnKnown</text:p>
      <text:p text:style-name="P13">Address : 192.168.1.1</text:p>
      <text:p text:style-name="P13"/>
      <text:p text:style-name="P13">Reponse ne faisant pas autorite :</text:p>
      <text:p text:style-name="P13">Nom : localhost</text:p>
      <text:p text:style-name="P13">Addresses :<text:tab/><text:tab/>::1</text:p>
      <text:p text:style-name="P13"><text:tab/><text:tab/>127.0.0.1</text:p>
      <text:p text:style-name="P7"/>
      <text:p text:style-name="P9"><text:span text:style-name="T5">-&gt; </text:span>RESEAU PUBLIC : </text:p>
      <text:p text:style-name="P7"/>
      <text:p text:style-name="P7">A = 0.0.0.0<text:tab/><text:tab/>/ 9.255.255.255 <text:tab/>&amp;&amp;<text:tab/>11.0.0.0<text:tab/>/ 162.255.255.255</text:p>
      <text:p text:style-name="P7">B = 128.0.0.0<text:tab/>/ 172.15.255.255 <text:tab/>&amp;&amp;<text:tab/>172.16.0.0<text:tab/>/ 191.255.255.255</text:p>
      <text:p text:style-name="P8">C = 192.0.0.0<text:tab/><text:span text:style-name="T2">/ 192.168.0.255<text:tab/></text:span>&amp;<text:span text:style-name="T2">&amp;<text:tab/>192.169.0.0<text:tab/></text:span>/ 223.255.255.255<text:tab/></text:p>
      <text:p text:style-name="P14"/>
      <text:p text:style-name="P14"><text:soft-page-break/></text:p>
      <text:p text:style-name="P14"/>
      <text:p text:style-name="P14"/>
      <text:p text:style-name="P14"/>
      <text:p text:style-name="P18"><text:span text:style-name="T5">CLASSE D &amp; E :</text:span></text:p>
      <text:p text:style-name="P16">Les adresses IP de classes D et E correspondent à des adresses IP particulières</text:p>
      <text:p text:style-name="P7"/>
      <text:p text:style-name="P9"><text:span text:style-name="T5">CLASSE D : </text:span>communications multicast<text:span text:style-name="T31">, broadcast</text:span><text:span text:style-name="T5"> (1 emetteur -&gt; plusieurs recepteurs)</text:span></text:p>
      <text:p text:style-name="P9"><text:span text:style-name="T7">commence toujours par la séquence de bits</text:span><text:span text:style-name="T10"> </text:span><text:span text:style-name="T28">1110</text:span></text:p>
      <text:p text:style-name="P7"/>
      <text:p text:style-name="P7">D = 224.0.0.0 / 239.255.255.255</text:p>
      <text:p text:style-name="P7"/>
      <text:p text:style-name="P11"><text:span text:style-name="T5">CLASSE E : </text:span><text:span text:style-name="T6">réservées par</text:span><text:span text:style-name="T14"> IANA </text:span><text:span text:style-name="T6">à un usage non déterminé</text:span></text:p>
      <text:p text:style-name="P22"><text:span text:style-name="T6">L’Internet Assigned Numbers Authority (IANA) est un département de l'ICANN, une société américaine privée à but non lucratif qui supervise l'allocation globale des adresses IP, l'allocation des numéros de systèmes autonomes, la gestion de la zone racine dans les Domain Name System (DNS),</text:span></text:p>
      <text:p text:style-name="P22"><text:span text:style-name="T6"/></text:p>
      <text:p text:style-name="P10"><text:span text:style-name="T7">commencent toujours par la séquence de bits</text:span><text:span text:style-name="T10"> </text:span><text:span text:style-name="T28">1111</text:span></text:p>
      <text:p text:style-name="P10"/>
      <text:p text:style-name="P7">E = 240.0.0.0 / 255.255.255.255</text:p>
      <text:p text:style-name="P7"/>
      <text:p text:style-name="P7"/>
      <text:p text:style-name="P26">ROUTEUR (ou ROUTER) / COMMUTATEUR (ou SWITCH) :</text:p>
      <text:p text:style-name="P25">Un routeur est un appareil qui permet la communication entre votre ordinateur et Internet, alors qu'un switch (ou commutateur) permet de connecter plusieurs appareils au sein d'un même réseau Ethernet.</text:p>
      <text:p text:style-name="P25"/>
      <text:p text:style-name="P25">ROUTER :</text:p>
      <text:p text:style-name="P25"><text:span text:style-name="T7">Un routeur</text:span><text:span text:style-name="T20"> </text:span><text:span text:style-name="T7">est un équipement </text:span><text:a xlink:type="simple" xlink:href="https://fr.wikipedia.org/wiki/Réseau_informatique" text:style-name="Internet_20_link" text:visited-style-name="Visited_20_Internet_20_Link"><text:span text:style-name="T25">réseau informatique</text:span></text:a><text:span text:style-name="T20"> </text:span><text:span text:style-name="T7">assurant le </text:span><text:a xlink:type="simple" xlink:href="https://fr.wikipedia.org/wiki/Routage" text:style-name="Internet_20_link" text:visited-style-name="Visited_20_Internet_20_Link"><text:span text:style-name="T25">routage</text:span></text:a><text:span text:style-name="T20"> </text:span><text:span text:style-name="T7">des </text:span><text:a xlink:type="simple" xlink:href="https://fr.wikipedia.org/wiki/Paquet_(réseau)" text:style-name="Internet_20_link" text:visited-style-name="Visited_20_Internet_20_Link"><text:span text:style-name="T25">paquets</text:span></text:a><text:span text:style-name="T7">. Son rôle est de faire transiter des paquets d'une </text:span><text:a xlink:type="simple" xlink:href="https://fr.wikipedia.org/wiki/Interface_réseau" text:style-name="Internet_20_link" text:visited-style-name="Visited_20_Internet_20_Link"><text:span text:style-name="T25">interface réseau</text:span></text:a><text:span text:style-name="T20"> </text:span><text:span text:style-name="T7">vers une autre, au mieux, selon un ensemble de règles. Il y a habituellement confusion entre routeur et </text:span><text:a xlink:type="simple" xlink:href="https://fr.wikipedia.org/wiki/Relais_de_trames" text:style-name="Internet_20_link" text:visited-style-name="Visited_20_Internet_20_Link"><text:span text:style-name="T25">relais</text:span></text:a><text:bookmark text:name="cite_ref-pujolles_1-0"/><text:a xlink:type="simple" xlink:href="https://fr.wikipedia.org/wiki/Routeur#cite_note-pujolles-1" text:style-name="Internet_20_link" text:visited-style-name="Visited_20_Internet_20_Link"><text:span text:style-name="T27">1</text:span></text:a><text:span text:style-name="T7">, car dans les réseaux </text:span><text:a xlink:type="simple" xlink:href="https://fr.wikipedia.org/wiki/Ethernet" text:style-name="Internet_20_link" text:visited-style-name="Visited_20_Internet_20_Link"><text:span text:style-name="T25">Ethernet</text:span></text:a><text:span text:style-name="T20"> </text:span><text:span text:style-name="T7">les routeurs opèrent au niveau de la </text:span><text:a xlink:type="simple" xlink:href="https://fr.wikipedia.org/wiki/Couche_réseau" text:style-name="Internet_20_link" text:visited-style-name="Visited_20_Internet_20_Link"><text:span text:style-name="T25">couche 3</text:span></text:a><text:span text:style-name="T20"> </text:span><text:span text:style-name="T7">du </text:span><text:a xlink:type="simple" xlink:href="https://fr.wikipedia.org/wiki/Modèle_OSI" text:style-name="Internet_20_link" text:visited-style-name="Visited_20_Internet_20_Link"><text:span text:style-name="T25">modèle OSI</text:span></text:a></text:p>
      <text:p text:style-name="P25"/>
      <text:p text:style-name="P25">SWITCH :</text:p>
      <text:p text:style-name="P25"><text:span text:style-name="T7">Un commutateur réseau, ou </text:span><text:span text:style-name="T18">switch</text:span><text:span text:style-name="T7">, est un équipement qui relie plusieurs segments (câbles ou fibres) dans un </text:span><text:a xlink:type="simple" xlink:href="https://fr.wikipedia.org/wiki/Réseau_informatique" text:style-name="Internet_20_link" text:visited-style-name="Visited_20_Internet_20_Link"><text:span text:style-name="T25">réseau informatique</text:span></text:a><text:span text:style-name="T20"> </text:span><text:span text:style-name="T7">et de télécommunication et qui permet de créer des </text:span><text:a xlink:type="simple" xlink:href="https://fr.wikipedia.org/wiki/Circuit_virtuel" text:style-name="Internet_20_link" text:visited-style-name="Visited_20_Internet_20_Link"><text:span text:style-name="T25">circuits virtuels</text:span></text:a><text:span text:style-name="T7">. La commutation est un des deux modes de transport de </text:span><text:a xlink:type="simple" xlink:href="https://fr.wikipedia.org/wiki/Trame_(informatique)" text:style-name="Internet_20_link" text:visited-style-name="Visited_20_Internet_20_Link"><text:span text:style-name="T25">trame</text:span></text:a><text:span text:style-name="T20"> </text:span><text:span text:style-name="T7">au sein des réseaux informatiques et de communication, l'autre étant le </text:span><text:a xlink:type="simple" xlink:href="https://fr.wikipedia.org/wiki/Routage" text:style-name="Internet_20_link" text:visited-style-name="Visited_20_Internet_20_Link"><text:span text:style-name="T25">routage</text:span></text:a><text:bookmark text:name="cite_ref-1"/><text:a xlink:type="simple" xlink:href="https://fr.wikipedia.org/wiki/Commutateur_réseau#cite_note-1" text:style-name="Internet_20_link" text:visited-style-name="Visited_20_Internet_20_Link"><text:span text:style-name="T27">1</text:span></text:a><text:span text:style-name="T7">. Dans les </text:span><text:a xlink:type="simple" xlink:href="https://fr.wikipedia.org/wiki/Réseau_local" text:style-name="Internet_20_link" text:visited-style-name="Visited_20_Internet_20_Link"><text:span text:style-name="T25">réseaux locaux</text:span></text:a><text:span text:style-name="T20"> </text:span><text:span text:style-name="T7">(LAN), il s'agit le plus souvent d'un boîtier disposant de plusieurs </text:span><text:a xlink:type="simple" xlink:href="https://fr.wikipedia.org/wiki/Port_matériel" text:style-name="Internet_20_link" text:visited-style-name="Visited_20_Internet_20_Link"><text:span text:style-name="T25">ports</text:span></text:a><text:span text:style-name="T20"> </text:span><text:a xlink:type="simple" xlink:href="https://fr.wikipedia.org/wiki/RJ45" text:style-name="Internet_20_link" text:visited-style-name="Visited_20_Internet_20_Link"><text:span text:style-name="T25">RJ45</text:span></text:a><text:span text:style-name="T20"> </text:span><text:span text:style-name="T7">(entre 4 et plusieurs centaines), il a donc la même apparence qu'un </text:span><text:a xlink:type="simple" xlink:href="https://fr.wikipedia.org/wiki/Hub_Ethernet" text:style-name="Internet_20_link" text:visited-style-name="Visited_20_Internet_20_Link"><text:span text:style-name="T25">concentrateur</text:span></text:a><text:span text:style-name="T20"> </text:span><text:span text:style-name="T7">(hub). Il existe aussi des commutateurs pour tous les types de </text:span><text:a xlink:type="simple" xlink:href="https://fr.wikipedia.org/wiki/Topologie_de_réseau#Topologies_de_réseaux_locaux_classiques" text:style-name="Internet_20_link" text:visited-style-name="Visited_20_Internet_20_Link"><text:span text:style-name="T25">réseau en mode point à point</text:span></text:a><text:span text:style-name="T20"> </text:span><text:span text:style-name="T7">comme pour les réseaux </text:span><text:a xlink:type="simple" xlink:href="https://fr.wikipedia.org/wiki/Asynchronous_Transfer_Mode" text:style-name="Internet_20_link" text:visited-style-name="Visited_20_Internet_20_Link"><text:span text:style-name="T25">ATM</text:span></text:a><text:span text:style-name="T7">, </text:span><text:a xlink:type="simple" xlink:href="https://fr.wikipedia.org/wiki/Relais_de_trames" text:style-name="Internet_20_link" text:visited-style-name="Visited_20_Internet_20_Link"><text:span text:style-name="T25">relais de trames</text:span></text:a><text:span text:style-name="T7">, </text:span></text:p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9">CIDR (Classless InterDomain Routing)<text:span text:style-name="T32"> le routage sans classes</text:span> -&gt; resoudre la penurie d'adresses IP :<text:span text:style-name="T32"> </text:span><text:span text:style-name="T34">(</text:span><text:span text:style-name="T33">subnet mask, netmask ou address mask</text:span><text:span text:style-name="T34">)</text:span></text:p>
      <text:p text:style-name="P30"/>
      <text:p text:style-name="P20">-&gt; reseau / masque de sous reseau</text:p>
      <text:p text:style-name="P31">Un masque binaire est applique pour distinguer les bits utilises pour identifier le sous reseau et ceux utilises pour identifier l'<text:a xlink:type="simple" xlink:href="https://fr.wikipedia.org/wiki/Hôte_(informatique)" text:style-name="Internet_20_link" text:visited-style-name="Visited_20_Internet_20_Link">hote</text:a>.</text:p>
      <text:p text:style-name="P23"/>
      <text:p text:style-name="P24"><text:span text:style-name="T7">L'adresse du sous-réseau est obtenue en appliquant l'opérateur ET binaire entre l'adresse IPv4 et le masque de sous-réseau. </text:span></text:p>
      <text:p text:style-name="P24"><text:span text:style-name="T7"/></text:p>
      <text:p text:style-name="P24"><text:span text:style-name="T7">L'adresse de l'hôte à l'intérieur du sous-réseau est quant à elle obtenue en appliquant l'opérateur ET entre l'adresse IPv4 et le</text:span><text:span text:style-name="T12"> </text:span><text:a xlink:type="simple" xlink:href="https://fr.wikipedia.org/wiki/Complément_à_un" text:style-name="Internet_20_link" text:visited-style-name="Visited_20_Internet_20_Link"><text:span text:style-name="T25">complément à un</text:span></text:a><text:span text:style-name="T22"> </text:span><text:span text:style-name="T7">du masque.</text:span></text:p>
      <text:p text:style-name="P23"><text:span text:style-name="T7"/></text:p>
      <text:p text:style-name="P43"><text:span text:style-name="T7">Les masques de sous-réseau utilisent la même représentation que celles des adresses IPv4. En IPv4, une adresse IP est codée sur 4</text:span><text:span text:style-name="T13"> </text:span><text:a xlink:type="simple" xlink:href="https://fr.wikipedia.org/wiki/Octet" text:style-name="Internet_20_link" text:visited-style-name="Visited_20_Internet_20_Link"><text:span text:style-name="T24">octets</text:span></text:a><text:span text:style-name="T7">, soit 32 bits (représentés en</text:span><text:span text:style-name="T13"> </text:span><text:a xlink:type="simple" xlink:href="https://fr.wikipedia.org/wiki/Notation_décimale_à_point" text:style-name="Internet_20_link" text:visited-style-name="Visited_20_Internet_20_Link"><text:span text:style-name="T24">notation décimale à point</text:span></text:a><text:span text:style-name="T7">). Un masque de sous-réseau possède lui aussi 4</text:span><text:span text:style-name="T13"> </text:span><text:span text:style-name="T7">octets. </text:span></text:p>
      <text:p text:style-name="P43"><text:span text:style-name="T7">Bien que la norme</text:span><text:span text:style-name="T13"> </text:span><text:a xlink:type="simple" xlink:href="https://fr.wikipedia.org/wiki/IPv4" text:style-name="Internet_20_link" text:visited-style-name="Visited_20_Internet_20_Link"><text:span text:style-name="T24">IPv4</text:span></text:a><text:span text:style-name="T26"> </text:span><text:span text:style-name="T7">n'interdise pas que la partie significative du masque contienne des bits à 0, on utilise en pratique des masques constitués (sous leur forme binaire) d'une suite de 1 suivis d'une suite de 0, il y a donc 32 masques réseau possibles.</text:span></text:p>
      <text:p text:style-name="P2">Exemple</text:p>
      <text:p text:style-name="P1">adresse 192.168.1.2 et masque 255.255.255.0</text:p>
      <text:p text:style-name="P3">192.168.1.2 <text:span text:style-name="T37"><text:tab/></text:span>&amp; <text:span text:style-name="T37"><text:tab/></text:span>255.255.255.0 <text:span text:style-name="T37"><text:tab/></text:span>= <text:span text:style-name="T37"><text:tab/></text:span>192.168.1.0</text:p>
      <text:p text:style-name="P3"/>
      <text:p text:style-name="P4">192.168.1.2 <text:span text:style-name="T37"><text:tab/></text:span>&amp; <text:span text:style-name="T37"><text:tab/></text:span>0.0.0.255 <text:s text:c="4"/><text:span text:style-name="T37"><text:tab/></text:span>= <text:span text:style-name="T37"><text:tab/></text:span>0.0.0.2</text:p>
      <text:p text:style-name="P34">soit en binaire<text:span text:style-name="T35"> </text:span>:</text:p>
      <text:p text:style-name="Preformatted_20_Text"><text:s text:c="2"/><text:span text:style-name="T36"><text:tab/></text:span>11000000.10101000.00000001.00000010 <text:s text:c="8"/></text:p>
      <text:p text:style-name="Preformatted_20_Text">&amp; <text:span text:style-name="T36"><text:tab/></text:span>11111111.11111111.11111111.00000000 <text:s text:c="7"/></text:p>
      <text:p text:style-name="P5">-----------------------------------------</text:p>
      <text:p text:style-name="Preformatted_20_Text">= <text:span text:style-name="T36"><text:tab/></text:span>11000000.10101000.00000001.00000000 <text:s text:c="7"/></text:p>
      <text:p text:style-name="Preformatted_20_Text"/>
      <text:p text:style-name="P5">/////////////////////////////////////////</text:p>
      <text:p text:style-name="Preformatted_20_Text"/>
      <text:p text:style-name="Preformatted_20_Text"><text:tab/>11000000.10101000.00000001.00000010</text:p>
      <text:p text:style-name="Preformatted_20_Text">&amp;<text:tab/>00000000.00000000.00000000.11111111</text:p>
      <text:p text:style-name="P5">-----------------------------------------</text:p>
      <text:p text:style-name="Preformatted_20_Text">=<text:tab/>00000000.00000000.00000000.00000010 </text:p>
      <text:list xml:id="list3445845350" text:style-name="L2">
        <text:list-header>
          <text:p text:style-name="P35"/>
          <text:p text:style-name="P35"/>
        </text:list-header>
        <text:list-item>
          <text:p text:style-name="P35">0 ET 0 = 0</text:p>
        </text:list-item>
      </text:list>
      <text:list xml:id="list1523797841" text:style-name="L3">
        <text:list-item>
          <text:p text:style-name="P36">0 ET 1 = 0</text:p>
        </text:list-item>
      </text:list>
      <text:list xml:id="list1417953433" text:style-name="L4">
        <text:list-item>
          <text:p text:style-name="P37">1 ET 0 = 0</text:p>
        </text:list-item>
      </text:list>
      <text:list xml:id="list3875269719" text:style-name="L5">
        <text:list-item>
          <text:p text:style-name="P38">1 ET 1 = 1</text:p>
          <text:p text:style-name="P38"/>
        </text:list-item>
      </text:list>
      <text:p text:style-name="P39">Autrement dit, il suffit pour obtenir l'adresse du sous-réseau de conserver les bits de l'adresse IPv4 là où les bits du masque sont à 1 (un certain nombre de bits en partant de la gauche de l'adresse). </text:p>
      <text:p text:style-name="P39"><text:soft-page-break/>La partie numéro d'hôte est, elle, contenue dans les bits qui restent (les plus à droite).</text:p>
      <text:p text:style-name="P40">PAR EXEMPLE :</text:p>
      <text:p text:style-name="P40">SRSRSRSR.SRSRSRSR.SRSRSRSR.HHHH </text:p>
      <text:p text:style-name="P40">ou</text:p>
      <text:p text:style-name="P40">SRSRSRSR.SRSRSRSR.SRSRHH.HHHH</text:p>
      <text:p text:style-name="P40">ou</text:p>
      <text:p text:style-name="P40">SRSRSRSR.HHHH.HHHH.HHHH </text:p>
      <text:p text:style-name="P42"><text:span text:style-name="T7">Une forme plus courte est connue sous le nom de «notation</text:span><text:span text:style-name="T13"> </text:span><text:a xlink:type="simple" xlink:href="https://fr.wikipedia.org/wiki/CIDR" text:style-name="Internet_20_link" text:visited-style-name="Visited_20_Internet_20_Link"><text:span text:style-name="T24">CIDR</text:span></text:a><text:span text:style-name="T7">» (</text:span><text:span text:style-name="T19">Classless Inter-Domain Routing</text:span><text:span text:style-name="T7">). Elle donne le numéro du réseau suivi par une barre oblique (ou</text:span><text:span text:style-name="T13"> </text:span><text:span text:style-name="T19">slash</text:span><text:span text:style-name="T7">, «</text:span><text:span text:style-name="T13"> </text:span><text:span text:style-name="T7">/</text:span><text:span text:style-name="T13"> </text:span><text:span text:style-name="T7">») et le nombre de bits à 1 dans la</text:span><text:span text:style-name="T13"> </text:span><text:a xlink:type="simple" xlink:href="https://fr.wikipedia.org/wiki/Système_binaire" text:style-name="Internet_20_link" text:visited-style-name="Visited_20_Internet_20_Link"><text:span text:style-name="T24">notation binaire</text:span></text:a><text:span text:style-name="T26"> </text:span><text:span text:style-name="T7">du masque de sous-réseau. Le masque 255.255.224.0, équivalent en binaire à 11111111.11111111.11100000.00000000, sera donc représenté par</text:span><text:span text:style-name="T13"> </text:span><text:span text:style-name="T15">/19</text:span><text:span text:style-name="T16"> </text:span><text:span text:style-name="T7">(19 bits à la valeur 1, suivis de 13 bits 0).</text:span></text:p>
      <text:p text:style-name="P42"><text:span text:style-name="T7">La notation 91.198.174.2/19 désigne donc l'</text:span><text:a xlink:type="simple" xlink:href="https://fr.wikipedia.org/wiki/Adresse_IP" text:style-name="Internet_20_link" text:visited-style-name="Visited_20_Internet_20_Link"><text:span text:style-name="T24">adresse IP</text:span></text:a><text:span text:style-name="T26"> </text:span><text:span text:style-name="T7">91.198.174.2 avec le masque 255.255.224.0, et signifie que les 19 premiers bits de l'adresse sont dédiés à l'adresse du sous-réseau, et le reste à l'adresse de l'</text:span><text:a xlink:type="simple" xlink:href="https://fr.wikipedia.org/wiki/Ordinateur_hôte" text:style-name="Internet_20_link" text:visited-style-name="Visited_20_Internet_20_Link"><text:span text:style-name="T24">ordinateur hôte</text:span></text:a><text:span text:style-name="T26"> </text:span><text:span text:style-name="T7">à l'intérieur du sous-réseau.</text:span></text:p>
      <text:p text:style-name="P34">Deux adresses IP appartiennent à un même sous-réseau si elles ont en commun les bits du masque de sous-réseau.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oft-page-break/><text:span text:style-name="T7"/></text:p>
      <text:p text:style-name="P44">Liste des masques de sous-réseaux<text:span text:style-name="T38"> : dans la premiere colonne (CIDR) on a le nombre de bits pour l'hote, dans la deuxieme celle pour le sous reseau</text:span><text:span text:style-name="T39">... Moins deux adresses : adresse reseau &amp; adresse de diffusion (de broadcast) pour la diff de paquets a tous les clients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3">CIDR</text:p>
          </table:table-cell>
          <table:table-cell table:style-name="Tableau1.A1" office:value-type="string">
            <text:p text:style-name="P33"><text:a xlink:type="simple" xlink:href="https://fr.wikipedia.org/wiki/Bit" text:style-name="Internet_20_link" text:visited-style-name="Visited_20_Internet_20_Link"><text:span text:style-name="T29">bits</text:span></text:a><text:span text:style-name="T30"> </text:span>disponibles</text:p>
          </table:table-cell>
          <table:table-cell table:style-name="Tableau1.A1" office:value-type="string">
            <text:p text:style-name="P33">Masque de sous-réseau</text:p>
          </table:table-cell>
          <table:table-cell table:style-name="Tableau1.A1" office:value-type="string">
            <text:p text:style-name="P33">Nombre d'hôtes par sous-réseau</text:p>
          </table:table-cell>
        </table:table-row>
        <table:table-row>
          <table:table-cell table:style-name="Tableau1.A2" office:value-type="string">
            <text:p text:style-name="Table_20_Contents">/1</text:p>
          </table:table-cell>
          <table:table-cell table:style-name="Tableau1.B2" office:value-type="string">
            <text:p text:style-name="Table_20_Contents">31</text:p>
          </table:table-cell>
          <table:table-cell table:style-name="Tableau1.C2" office:value-type="string">
            <text:p text:style-name="Table_20_Contents">128.0.0.0</text:p>
          </table:table-cell>
          <table:table-cell table:style-name="Tableau1.D2" office:value-type="string">
            <text:p text:style-name="P32">231-2 = 2 147 483 646<text:span text:style-name="T39"> (2^31-2)</text:span></text:p>
          </table:table-cell>
        </table:table-row>
        <table:table-row>
          <table:table-cell table:style-name="Tableau1.A3" office:value-type="string">
            <text:p text:style-name="Table_20_Contents">/2</text:p>
          </table:table-cell>
          <table:table-cell table:style-name="Tableau1.B3" office:value-type="string">
            <text:p text:style-name="Table_20_Contents">30</text:p>
          </table:table-cell>
          <table:table-cell table:style-name="Tableau1.C3" office:value-type="string">
            <text:p text:style-name="Table_20_Contents">192.0.0.0</text:p>
          </table:table-cell>
          <table:table-cell table:style-name="Tableau1.D3" office:value-type="string">
            <text:p text:style-name="P32">230-2 = 1 073 741 822</text:p>
          </table:table-cell>
        </table:table-row>
        <table:table-row>
          <table:table-cell table:style-name="Tableau1.A4" office:value-type="string">
            <text:p text:style-name="Table_20_Contents">/3</text:p>
          </table:table-cell>
          <table:table-cell table:style-name="Tableau1.B4" office:value-type="string">
            <text:p text:style-name="Table_20_Contents">29</text:p>
          </table:table-cell>
          <table:table-cell table:style-name="Tableau1.C4" office:value-type="string">
            <text:p text:style-name="Table_20_Contents">224.0.0.0</text:p>
          </table:table-cell>
          <table:table-cell table:style-name="Tableau1.D4" office:value-type="string">
            <text:p text:style-name="P32">229-2 = 536 870 910</text:p>
          </table:table-cell>
        </table:table-row>
        <table:table-row>
          <table:table-cell table:style-name="Tableau1.A5" office:value-type="string">
            <text:p text:style-name="Table_20_Contents">/4</text:p>
          </table:table-cell>
          <table:table-cell table:style-name="Tableau1.B5" office:value-type="string">
            <text:p text:style-name="Table_20_Contents">28</text:p>
          </table:table-cell>
          <table:table-cell table:style-name="Tableau1.C5" office:value-type="string">
            <text:p text:style-name="Table_20_Contents">240.0.0.0</text:p>
          </table:table-cell>
          <table:table-cell table:style-name="Tableau1.D5" office:value-type="string">
            <text:p text:style-name="P32">228-2 = 268 435 454</text:p>
          </table:table-cell>
        </table:table-row>
        <table:table-row>
          <table:table-cell table:style-name="Tableau1.A6" office:value-type="string">
            <text:p text:style-name="Table_20_Contents">/5</text:p>
          </table:table-cell>
          <table:table-cell table:style-name="Tableau1.B6" office:value-type="string">
            <text:p text:style-name="Table_20_Contents">27</text:p>
          </table:table-cell>
          <table:table-cell table:style-name="Tableau1.C6" office:value-type="string">
            <text:p text:style-name="Table_20_Contents">248.0.0.0</text:p>
          </table:table-cell>
          <table:table-cell table:style-name="Tableau1.D6" office:value-type="string">
            <text:p text:style-name="P32">227-2 = 134 217 726</text:p>
          </table:table-cell>
        </table:table-row>
        <table:table-row>
          <table:table-cell table:style-name="Tableau1.A7" office:value-type="string">
            <text:p text:style-name="Table_20_Contents">/6</text:p>
          </table:table-cell>
          <table:table-cell table:style-name="Tableau1.B7" office:value-type="string">
            <text:p text:style-name="Table_20_Contents">26</text:p>
          </table:table-cell>
          <table:table-cell table:style-name="Tableau1.C7" office:value-type="string">
            <text:p text:style-name="Table_20_Contents">252.0.0.0</text:p>
          </table:table-cell>
          <table:table-cell table:style-name="Tableau1.D7" office:value-type="string">
            <text:p text:style-name="P32">226-2 = 67 108 862</text:p>
          </table:table-cell>
        </table:table-row>
        <table:table-row>
          <table:table-cell table:style-name="Tableau1.A8" office:value-type="string">
            <text:p text:style-name="Table_20_Contents">/7</text:p>
          </table:table-cell>
          <table:table-cell table:style-name="Tableau1.B8" office:value-type="string">
            <text:p text:style-name="Table_20_Contents">25</text:p>
          </table:table-cell>
          <table:table-cell table:style-name="Tableau1.C8" office:value-type="string">
            <text:p text:style-name="Table_20_Contents">254.0.0.0</text:p>
          </table:table-cell>
          <table:table-cell table:style-name="Tableau1.D8" office:value-type="string">
            <text:p text:style-name="P32">225-2 = 33 554 430</text:p>
          </table:table-cell>
        </table:table-row>
        <table:table-row>
          <table:table-cell table:style-name="Tableau1.A9" office:value-type="string">
            <text:p text:style-name="Table_20_Contents">/8</text:p>
          </table:table-cell>
          <table:table-cell table:style-name="Tableau1.B9" office:value-type="string">
            <text:p text:style-name="Table_20_Contents">24</text:p>
          </table:table-cell>
          <table:table-cell table:style-name="Tableau1.C9" office:value-type="string">
            <text:p text:style-name="Table_20_Contents">255.0.0.0</text:p>
          </table:table-cell>
          <table:table-cell table:style-name="Tableau1.D9" office:value-type="string">
            <text:p text:style-name="P32">224-2 = 16 777 214</text:p>
          </table:table-cell>
        </table:table-row>
        <table:table-row>
          <table:table-cell table:style-name="Tableau1.A10" office:value-type="string">
            <text:p text:style-name="Table_20_Contents">/9</text:p>
          </table:table-cell>
          <table:table-cell table:style-name="Tableau1.B10" office:value-type="string">
            <text:p text:style-name="Table_20_Contents">23</text:p>
          </table:table-cell>
          <table:table-cell table:style-name="Tableau1.C10" office:value-type="string">
            <text:p text:style-name="Table_20_Contents">255.128.0.0</text:p>
          </table:table-cell>
          <table:table-cell table:style-name="Tableau1.D10" office:value-type="string">
            <text:p text:style-name="P32">223-2 = 8 388 606</text:p>
          </table:table-cell>
        </table:table-row>
        <table:table-row>
          <table:table-cell table:style-name="Tableau1.A11" office:value-type="string">
            <text:p text:style-name="Table_20_Contents">/10</text:p>
          </table:table-cell>
          <table:table-cell table:style-name="Tableau1.B11" office:value-type="string">
            <text:p text:style-name="Table_20_Contents">22</text:p>
          </table:table-cell>
          <table:table-cell table:style-name="Tableau1.C11" office:value-type="string">
            <text:p text:style-name="Table_20_Contents">255.192.0.0</text:p>
          </table:table-cell>
          <table:table-cell table:style-name="Tableau1.D11" office:value-type="string">
            <text:p text:style-name="P32">222-2 = 4 194 302</text:p>
          </table:table-cell>
        </table:table-row>
        <table:table-row>
          <table:table-cell table:style-name="Tableau1.A12" office:value-type="string">
            <text:p text:style-name="Table_20_Contents">/11</text:p>
          </table:table-cell>
          <table:table-cell table:style-name="Tableau1.B12" office:value-type="string">
            <text:p text:style-name="Table_20_Contents">21</text:p>
          </table:table-cell>
          <table:table-cell table:style-name="Tableau1.C12" office:value-type="string">
            <text:p text:style-name="Table_20_Contents">255.224.0.0</text:p>
          </table:table-cell>
          <table:table-cell table:style-name="Tableau1.D12" office:value-type="string">
            <text:p text:style-name="P32">221-2 = 2 097 150</text:p>
          </table:table-cell>
        </table:table-row>
        <table:table-row>
          <table:table-cell table:style-name="Tableau1.A13" office:value-type="string">
            <text:p text:style-name="Table_20_Contents">/12</text:p>
          </table:table-cell>
          <table:table-cell table:style-name="Tableau1.B13" office:value-type="string">
            <text:p text:style-name="Table_20_Contents">20</text:p>
          </table:table-cell>
          <table:table-cell table:style-name="Tableau1.C13" office:value-type="string">
            <text:p text:style-name="Table_20_Contents">255.240.0.0</text:p>
          </table:table-cell>
          <table:table-cell table:style-name="Tableau1.D13" office:value-type="string">
            <text:p text:style-name="P32">220-2 = 1 048 574</text:p>
          </table:table-cell>
        </table:table-row>
        <table:table-row>
          <table:table-cell table:style-name="Tableau1.A14" office:value-type="string">
            <text:p text:style-name="Table_20_Contents">/13</text:p>
          </table:table-cell>
          <table:table-cell table:style-name="Tableau1.B14" office:value-type="string">
            <text:p text:style-name="Table_20_Contents">19</text:p>
          </table:table-cell>
          <table:table-cell table:style-name="Tableau1.C14" office:value-type="string">
            <text:p text:style-name="Table_20_Contents">255.248.0.0</text:p>
          </table:table-cell>
          <table:table-cell table:style-name="Tableau1.D14" office:value-type="string">
            <text:p text:style-name="P32">219-2 = 524 286</text:p>
          </table:table-cell>
        </table:table-row>
        <table:table-row>
          <table:table-cell table:style-name="Tableau1.A15" office:value-type="string">
            <text:p text:style-name="Table_20_Contents">/14</text:p>
          </table:table-cell>
          <table:table-cell table:style-name="Tableau1.B15" office:value-type="string">
            <text:p text:style-name="Table_20_Contents">18</text:p>
          </table:table-cell>
          <table:table-cell table:style-name="Tableau1.C15" office:value-type="string">
            <text:p text:style-name="Table_20_Contents">255.252.0.0</text:p>
          </table:table-cell>
          <table:table-cell table:style-name="Tableau1.D15" office:value-type="string">
            <text:p text:style-name="P32">218-2 = 262 142</text:p>
          </table:table-cell>
        </table:table-row>
        <table:table-row>
          <table:table-cell table:style-name="Tableau1.A16" office:value-type="string">
            <text:p text:style-name="Table_20_Contents">/15</text:p>
          </table:table-cell>
          <table:table-cell table:style-name="Tableau1.B16" office:value-type="string">
            <text:p text:style-name="Table_20_Contents">17</text:p>
          </table:table-cell>
          <table:table-cell table:style-name="Tableau1.C16" office:value-type="string">
            <text:p text:style-name="Table_20_Contents">255.254.0.0</text:p>
          </table:table-cell>
          <table:table-cell table:style-name="Tableau1.D16" office:value-type="string">
            <text:p text:style-name="P32">217-2 = 131 070</text:p>
          </table:table-cell>
        </table:table-row>
        <table:table-row>
          <table:table-cell table:style-name="Tableau1.A17" office:value-type="string">
            <text:p text:style-name="Table_20_Contents">/16</text:p>
          </table:table-cell>
          <table:table-cell table:style-name="Tableau1.B17" office:value-type="string">
            <text:p text:style-name="Table_20_Contents">16</text:p>
          </table:table-cell>
          <table:table-cell table:style-name="Tableau1.C17" office:value-type="string">
            <text:p text:style-name="Table_20_Contents">255.255.0.0</text:p>
          </table:table-cell>
          <table:table-cell table:style-name="Tableau1.D17" office:value-type="string">
            <text:p text:style-name="P32">216-2 = 65 534</text:p>
          </table:table-cell>
        </table:table-row>
        <table:table-row>
          <table:table-cell table:style-name="Tableau1.A18" office:value-type="string">
            <text:p text:style-name="Table_20_Contents">/17</text:p>
          </table:table-cell>
          <table:table-cell table:style-name="Tableau1.B18" office:value-type="string">
            <text:p text:style-name="Table_20_Contents">15</text:p>
          </table:table-cell>
          <table:table-cell table:style-name="Tableau1.C18" office:value-type="string">
            <text:p text:style-name="Table_20_Contents">255.255.128.0</text:p>
          </table:table-cell>
          <table:table-cell table:style-name="Tableau1.D18" office:value-type="string">
            <text:p text:style-name="P32">215-2 = 32 766</text:p>
          </table:table-cell>
        </table:table-row>
        <table:table-row>
          <table:table-cell table:style-name="Tableau1.A19" office:value-type="string">
            <text:p text:style-name="Table_20_Contents">/18</text:p>
          </table:table-cell>
          <table:table-cell table:style-name="Tableau1.B19" office:value-type="string">
            <text:p text:style-name="Table_20_Contents">14</text:p>
          </table:table-cell>
          <table:table-cell table:style-name="Tableau1.C19" office:value-type="string">
            <text:p text:style-name="Table_20_Contents">255.255.192.0</text:p>
          </table:table-cell>
          <table:table-cell table:style-name="Tableau1.D19" office:value-type="string">
            <text:p text:style-name="P32">214-2 = 16 382</text:p>
          </table:table-cell>
        </table:table-row>
        <table:table-row>
          <table:table-cell table:style-name="Tableau1.A20" office:value-type="string">
            <text:p text:style-name="Table_20_Contents">/19</text:p>
          </table:table-cell>
          <table:table-cell table:style-name="Tableau1.B20" office:value-type="string">
            <text:p text:style-name="Table_20_Contents">13</text:p>
          </table:table-cell>
          <table:table-cell table:style-name="Tableau1.C20" office:value-type="string">
            <text:p text:style-name="Table_20_Contents">255.255.224.0</text:p>
          </table:table-cell>
          <table:table-cell table:style-name="Tableau1.D20" office:value-type="string">
            <text:p text:style-name="P32">213-2 = 8 190</text:p>
          </table:table-cell>
        </table:table-row>
        <table:table-row>
          <table:table-cell table:style-name="Tableau1.A21" office:value-type="string">
            <text:p text:style-name="Table_20_Contents">/20</text:p>
          </table:table-cell>
          <table:table-cell table:style-name="Tableau1.B21" office:value-type="string">
            <text:p text:style-name="Table_20_Contents">12</text:p>
          </table:table-cell>
          <table:table-cell table:style-name="Tableau1.C21" office:value-type="string">
            <text:p text:style-name="Table_20_Contents">255.255.240.0</text:p>
          </table:table-cell>
          <table:table-cell table:style-name="Tableau1.D21" office:value-type="string">
            <text:p text:style-name="P32">212-2 = 4 094</text:p>
          </table:table-cell>
        </table:table-row>
        <table:table-row>
          <table:table-cell table:style-name="Tableau1.A22" office:value-type="string">
            <text:p text:style-name="Table_20_Contents">/21</text:p>
          </table:table-cell>
          <table:table-cell table:style-name="Tableau1.B22" office:value-type="string">
            <text:p text:style-name="Table_20_Contents">11</text:p>
          </table:table-cell>
          <table:table-cell table:style-name="Tableau1.C22" office:value-type="string">
            <text:p text:style-name="Table_20_Contents">255.255.248.0</text:p>
          </table:table-cell>
          <table:table-cell table:style-name="Tableau1.D22" office:value-type="string">
            <text:p text:style-name="P32">211-2 = 2 046</text:p>
          </table:table-cell>
        </table:table-row>
        <table:table-row>
          <table:table-cell table:style-name="Tableau1.A23" office:value-type="string">
            <text:p text:style-name="Table_20_Contents">/22</text:p>
          </table:table-cell>
          <table:table-cell table:style-name="Tableau1.B23" office:value-type="string">
            <text:p text:style-name="Table_20_Contents">10</text:p>
          </table:table-cell>
          <table:table-cell table:style-name="Tableau1.C23" office:value-type="string">
            <text:p text:style-name="Table_20_Contents">255.255.252.0</text:p>
          </table:table-cell>
          <table:table-cell table:style-name="Tableau1.D23" office:value-type="string">
            <text:p text:style-name="P32">210-2 = 1 022</text:p>
          </table:table-cell>
        </table:table-row>
        <table:table-row>
          <table:table-cell table:style-name="Tableau1.A24" office:value-type="string">
            <text:p text:style-name="Table_20_Contents">/23</text:p>
          </table:table-cell>
          <table:table-cell table:style-name="Tableau1.B24" office:value-type="string">
            <text:p text:style-name="Table_20_Contents">9</text:p>
          </table:table-cell>
          <table:table-cell table:style-name="Tableau1.C24" office:value-type="string">
            <text:p text:style-name="Table_20_Contents">255.255.254.0</text:p>
          </table:table-cell>
          <table:table-cell table:style-name="Tableau1.D24" office:value-type="string">
            <text:p text:style-name="P32">29-2 = 510</text:p>
          </table:table-cell>
        </table:table-row>
        <table:table-row>
          <table:table-cell table:style-name="Tableau1.A25" office:value-type="string">
            <text:p text:style-name="Table_20_Contents">/24</text:p>
          </table:table-cell>
          <table:table-cell table:style-name="Tableau1.B25" office:value-type="string">
            <text:p text:style-name="Table_20_Contents">8</text:p>
          </table:table-cell>
          <table:table-cell table:style-name="Tableau1.C25" office:value-type="string">
            <text:p text:style-name="Table_20_Contents">255.255.255.0</text:p>
          </table:table-cell>
          <table:table-cell table:style-name="Tableau1.D25" office:value-type="string">
            <text:p text:style-name="P32">28-2 = 254</text:p>
          </table:table-cell>
        </table:table-row>
        <table:table-row>
          <table:table-cell table:style-name="Tableau1.A26" office:value-type="string">
            <text:p text:style-name="Table_20_Contents">/25</text:p>
          </table:table-cell>
          <table:table-cell table:style-name="Tableau1.B26" office:value-type="string">
            <text:p text:style-name="Table_20_Contents">7</text:p>
          </table:table-cell>
          <table:table-cell table:style-name="Tableau1.C26" office:value-type="string">
            <text:p text:style-name="Table_20_Contents">255.255.255.128</text:p>
          </table:table-cell>
          <table:table-cell table:style-name="Tableau1.D26" office:value-type="string">
            <text:p text:style-name="P32">27-2 = 126</text:p>
          </table:table-cell>
        </table:table-row>
        <table:table-row>
          <table:table-cell table:style-name="Tableau1.A27" office:value-type="string">
            <text:p text:style-name="Table_20_Contents">/26</text:p>
          </table:table-cell>
          <table:table-cell table:style-name="Tableau1.B27" office:value-type="string">
            <text:p text:style-name="Table_20_Contents">6</text:p>
          </table:table-cell>
          <table:table-cell table:style-name="Tableau1.C27" office:value-type="string">
            <text:p text:style-name="Table_20_Contents">255.255.255.192</text:p>
          </table:table-cell>
          <table:table-cell table:style-name="Tableau1.D27" office:value-type="string">
            <text:p text:style-name="P32">26-2 = 62</text:p>
          </table:table-cell>
        </table:table-row>
        <table:table-row>
          <table:table-cell table:style-name="Tableau1.A28" office:value-type="string">
            <text:p text:style-name="Table_20_Contents">/27</text:p>
          </table:table-cell>
          <table:table-cell table:style-name="Tableau1.B28" office:value-type="string">
            <text:p text:style-name="Table_20_Contents">5</text:p>
          </table:table-cell>
          <table:table-cell table:style-name="Tableau1.C28" office:value-type="string">
            <text:p text:style-name="Table_20_Contents">255.255.255.224</text:p>
          </table:table-cell>
          <table:table-cell table:style-name="Tableau1.D28" office:value-type="string">
            <text:p text:style-name="P32">25-2 = 30</text:p>
          </table:table-cell>
        </table:table-row>
        <table:table-row>
          <table:table-cell table:style-name="Tableau1.A29" office:value-type="string">
            <text:p text:style-name="Table_20_Contents">/28</text:p>
          </table:table-cell>
          <table:table-cell table:style-name="Tableau1.B29" office:value-type="string">
            <text:p text:style-name="Table_20_Contents">4</text:p>
          </table:table-cell>
          <table:table-cell table:style-name="Tableau1.C29" office:value-type="string">
            <text:p text:style-name="Table_20_Contents">255.255.255.240</text:p>
          </table:table-cell>
          <table:table-cell table:style-name="Tableau1.D29" office:value-type="string">
            <text:p text:style-name="P32">24-2 = 14</text:p>
          </table:table-cell>
        </table:table-row>
        <table:table-row>
          <table:table-cell table:style-name="Tableau1.A30" office:value-type="string">
            <text:p text:style-name="Table_20_Contents">/29</text:p>
          </table:table-cell>
          <table:table-cell table:style-name="Tableau1.B30" office:value-type="string">
            <text:p text:style-name="Table_20_Contents">3</text:p>
          </table:table-cell>
          <table:table-cell table:style-name="Tableau1.C30" office:value-type="string">
            <text:p text:style-name="Table_20_Contents">255.255.255.248</text:p>
          </table:table-cell>
          <table:table-cell table:style-name="Tableau1.D30" office:value-type="string">
            <text:p text:style-name="P32">23-2 = 6</text:p>
          </table:table-cell>
        </table:table-row>
        <table:table-row>
          <table:table-cell table:style-name="Tableau1.A31" office:value-type="string">
            <text:p text:style-name="Table_20_Contents">/30</text:p>
          </table:table-cell>
          <table:table-cell table:style-name="Tableau1.B31" office:value-type="string">
            <text:p text:style-name="Table_20_Contents">2</text:p>
          </table:table-cell>
          <table:table-cell table:style-name="Tableau1.C31" office:value-type="string">
            <text:p text:style-name="Table_20_Contents">255.255.255.252</text:p>
          </table:table-cell>
          <table:table-cell table:style-name="Tableau1.D31" office:value-type="string">
            <text:p text:style-name="P32">22-2 = 2</text:p>
          </table:table-cell>
        </table:table-row>
        <table:table-row>
          <table:table-cell table:style-name="Tableau1.A32" office:value-type="string">
            <text:p text:style-name="Table_20_Contents">/31</text:p>
          </table:table-cell>
          <table:table-cell table:style-name="Tableau1.B32" office:value-type="string">
            <text:p text:style-name="Table_20_Contents">1</text:p>
          </table:table-cell>
          <table:table-cell table:style-name="Tableau1.C32" office:value-type="string">
            <text:p text:style-name="Table_20_Contents">255.255.255.254</text:p>
          </table:table-cell>
          <table:table-cell table:style-name="Tableau1.D32" office:value-type="string">
            <text:p text:style-name="P32">21-0 =2</text:p>
          </table:table-cell>
        </table:table-row>
        <table:table-row>
          <table:table-cell table:style-name="Tableau1.A33" office:value-type="string">
            <text:p text:style-name="Table_20_Contents">/32</text:p>
          </table:table-cell>
          <table:table-cell table:style-name="Tableau1.B33" office:value-type="string">
            <text:p text:style-name="Table_20_Contents">0</text:p>
          </table:table-cell>
          <table:table-cell table:style-name="Tableau1.C33" office:value-type="string">
            <text:p text:style-name="Table_20_Contents">255.255.255.255</text:p>
          </table:table-cell>
          <table:table-cell table:style-name="Tableau1.D33" office:value-type="string">
            <text:p text:style-name="P32">20-0 =1</text:p>
          </table:table-cell>
        </table:table-row>
      </table:table>
      <text:p text:style-name="Text_20_body"><text:line-break/></text:p>
      <text:p text:style-name="P23"><text:soft-page-break/>syntaxe : </text:p>
      <text:p text:style-name="P23">/&lt;nombre <text:span text:style-name="T4">BITS</text:span> pour le sous reseau&gt;</text:p>
      <text:p text:style-name="P23"/>
      <text:p text:style-name="P23">Donc exemple :</text:p>
      <text:p text:style-name="P23">255.255.254.0 = /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arial" svg:font-family="arial" style:font-family-generic="swiss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04:13.274608182</meta:creation-date>
    <dc:date>2023-03-06T18:00:42.378271232</dc:date>
    <meta:editing-duration>PT1H3M12S</meta:editing-duration>
    <meta:editing-cycles>19</meta:editing-cycles>
    <meta:generator>LibreOffice/7.3.7.2$Linux_X86_64 LibreOffice_project/30$Build-2</meta:generator>
    <meta:document-statistic meta:table-count="1" meta:image-count="0" meta:object-count="0" meta:page-count="6" meta:paragraph-count="225" meta:word-count="1316" meta:character-count="7856" meta:non-whitespace-character-count="6706"/>
  </office:meta>
</office:document-meta>
</file>